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56f6" officeooo:paragraph-rsid="001c56f6"/>
    </style:style>
    <style:style style:name="P2" style:family="paragraph" style:parent-style-name="Standard">
      <style:text-properties officeooo:rsid="001d0ac1" officeooo:paragraph-rsid="001d0ac1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d0ac1" officeooo:paragraph-rsid="001d0ac1"/>
    </style:style>
    <style:style style:name="P4" style:family="paragraph" style:parent-style-name="Standard">
      <style:text-properties officeooo:rsid="001d0ac1" officeooo:paragraph-rsid="0020cfdd"/>
    </style:style>
    <style:style style:name="P5" style:family="paragraph" style:parent-style-name="Standard">
      <style:text-properties officeooo:rsid="001ee276" officeooo:paragraph-rsid="001ee276"/>
    </style:style>
    <style:style style:name="P6" style:family="paragraph" style:parent-style-name="Standard">
      <style:text-properties officeooo:rsid="0020cfdd" officeooo:paragraph-rsid="0020cfd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officeooo:rsid="001d0ac1" officeooo:paragraph-rsid="001d0ac1"/>
    </style:style>
    <style:style style:name="P8" style:family="paragraph" style:parent-style-name="Standard">
      <style:text-properties style:font-name="aRIAL" officeooo:rsid="001d0ac1" officeooo:paragraph-rsid="001d0ac1"/>
    </style:style>
    <style:style style:name="P9" style:family="paragraph" style:parent-style-name="Standard">
      <style:text-properties officeooo:rsid="0020eca6" officeooo:paragraph-rsid="0020eca6"/>
    </style:style>
    <style:style style:name="P10" style:family="paragraph" style:parent-style-name="Standard">
      <style:text-properties officeooo:rsid="00214266" officeooo:paragraph-rsid="00214266"/>
    </style:style>
    <style:style style:name="T1" style:family="text">
      <style:text-properties officeooo:rsid="001c56f6"/>
    </style:style>
    <style:style style:name="T2" style:family="text">
      <style:text-properties officeooo:rsid="0020cfdd"/>
    </style:style>
    <style:style style:name="T3" style:family="text">
      <style:text-properties officeooo:rsid="0020ec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0"/>TRABALHO DE <text:span text:style-name="T2">EDUCAÇÃO</text:span> F<text:span text:style-name="T2">Í</text:span>SICA</text:p>
      <text:p text:style-name="P1"/>
      <text:p text:style-name="P6">NOMES: <text:span text:style-name="T1">Stefanny</text:span></text:p>
      <text:p text:style-name="P1">Kemily</text:p>
      <text:p text:style-name="P2">Luiz</text:p>
      <text:p text:style-name="P2">Stefany <text:span text:style-name="T2">Engel X</text:span></text:p>
      <text:p text:style-name="P4">Samue<text:span text:style-name="T2">l <text:s/>X</text:span></text:p>
      <text:p text:style-name="P4"/>
      <text:p text:style-name="P4"><text:s/>CAPOEIRA</text:p>
      <text:p text:style-name="P2"/>
      <text:p text:style-name="P3">QUEM CRIOU A CAPOEIRA?</text:p>
      <text:p text:style-name="P7">Coube a mestre bimba preservar os segredos da capoeira. Uma atividade considerada ilegal um seculo <text:span text:style-name="T2">atrás</text:span> por ser as<text:span text:style-name="T2">sociada </text:span>a marginalidade,e <text:span text:style-name="T2">transformá-la <text:s/>numa pratica tradicional,com todo o reconhecimento social e cultura do qual hoje desfruta.</text:span></text:p>
      <text:p text:style-name="P8"/>
      <text:p text:style-name="P5"><text:s/><text:span text:style-name="T3">GOLPES </text:span>DA CAPOEIRA</text:p>
      <text:p text:style-name="P5"/>
      <text:p text:style-name="P9">ARMADA: e o chute com o lado externo do pe, em que o corpo da um giro de 360 graus por tras.</text:p>
      <text:p text:style-name="P9"/>
      <text:p text:style-name="P9">AU:e o movimento de deslocamento tambem conhescido como ´´estrela´´.serve como esquiva conta golpes de rasteira.</text:p>
      <text:p text:style-name="P9"/>
      <text:p text:style-name="P9">BENÇAO:e o <text:s/>chute fronta no qual se atinge e emourra o adiversario com a sola do pe.</text:p>
      <text:p text:style-name="P9"/>
      <text:p text:style-name="P10">cabeçada glpe aplicado com a <text:s/>cabeça contra o adversario para desequilibralo ou feri lo.</text:p>
      <text:p text:style-name="P10"/>
      <text:p text:style-name="P10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9T08:29:55.341610101</meta:creation-date>
    <dc:date>2022-05-19T09:34:31.447040106</dc:date>
    <meta:editing-duration>PT6M50S</meta:editing-duration>
    <meta:editing-cycles>1</meta:editing-cycles>
    <meta:document-statistic meta:table-count="0" meta:image-count="0" meta:object-count="0" meta:page-count="1" meta:paragraph-count="14" meta:word-count="124" meta:character-count="798" meta:non-whitespace-character-count="632"/>
    <meta:generator>LibreOffice/5.1.6.2$Linux_X86_64 LibreOffice_project/10m0$Build-2</meta:generator>
  </office:meta>
</office:document-meta>
</file>